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Rupesh Gel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Steps taken to solve the probl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use-date-time-name="dtd1">
        <office:forms form:automatic-focus="false" form:apply-design-mode="false"/>
        <draw:frame draw:style-name="gr2" draw:text-style-name="P3" draw:layer="layout" svg:width="27.746cm" svg:height="12.523cm" svg:x="0.254cm" svg:y="0.254cm">
          <draw:text-box>
            <text:p text:style-name="P2"><text:span text:style-name="T1">Steps:</text:span></text:p>
            <text:p text:style-name="P2"><text:span text:style-name="T1"/></text:p>
            <text:p text:style-name="P2"><text:span text:style-name="T1">1. imported pandas to read csv file.</text:span></text:p>
            <text:p text:style-name="P2"><text:span text:style-name="T1">2. divided data-set into training and testing set.</text:span></text:p>
            <text:p text:style-name="P2"><text:span text:style-name="T1">3. did some data pre-processing task</text:span></text:p>
            <text:p text:style-name="P2"><text:span text:style-name="T1"><text:tab/></text:span><text:span text:style-name="T1">- removed columns names</text:span></text:p>
            <text:p text:style-name="P2"><text:span text:style-name="T1"><text:tab/></text:span><text:span text:style-name="T1">- removed unnecessary special characters</text:span></text:p>
            <text:p text:style-name="P2"><text:span text:style-name="T1"><text:tab/></text:span><text:span text:style-name="T1">- converted to lowercase</text:span></text:p>
            <text:p text:style-name="P2"><text:span text:style-name="T1"><text:tab/></text:span><text:span text:style-name="T1">- combined all headlines </text:span></text:p>
            <text:p text:style-name="P2"><text:span text:style-name="T1">4. used BOW(Bag of Words) technique to convert words to vector.</text:span></text:p>
            <text:p text:style-name="P2"><text:span text:style-name="T1">5. used random forest algorithm(based on decision tree) to train the model.</text:span></text:p>
            <text:p text:style-name="P2"><text:span text:style-name="T1">6. checked accuracy of the mod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6:34:44.112807171</meta:creation-date>
    <meta:editing-duration>PT6M38S</meta:editing-duration>
    <meta:editing-cycles>2</meta:editing-cycles>
    <meta:generator>LibreOffice/6.4.7.2$Linux_X86_64 LibreOffice_project/40$Build-2</meta:generator>
    <dc:title>Nature Illustration</dc:title>
    <dc:date>2021-09-11T16:52:22.626738323</dc:date>
    <meta:document-statistic meta:object-count="39"/>
  </office:meta>
</office:document-meta>
</file>